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ponsible use of sudo</text:h>
      <text:p text:style-name="Text_20_body">Previously, you explored authorization, authentication, and Linux commands with <text:span text:style-name="Variable">sudo</text:span>, <text:span text:style-name="Variable">useradd</text:span>, and <text:span text:style-name="Variable">userdel</text:span>. The <text:span text:style-name="Variable">sudo</text:span> command is important for security analysts because it allows users to have elevated permissions without risking the system by running commands as the root user. You’ll continue exploring authorization, authentication, and Linux commands in this reading and learn two more commands that can be used with <text:span text:style-name="Variable">sudo</text:span>: <text:span text:style-name="Variable">usermod</text:span> and <text:span text:style-name="Variable">chown</text:span>. </text:p>
      <text:h text:style-name="Heading_20_2" text:outline-level="2">Responsible use of sudo</text:h>
      <text:p text:style-name="Text_20_body">To manage authorization and authentication, you need to be a <text:span text:style-name="Strong_20_Emphasis">root user,</text:span> or a user with elevated privileges to modify the system. The root user can also be called the “super user.” You become a root user by logging in as the root user. However, running commands as the root user is not recommended in Linux because it can create security risks if malicious actors compromise that account. It’s also easy to make irreversible mistakes, and the system can’t track who ran a command. For these reasons, rather than logging in as the root user, it’s recommended you use <text:span text:style-name="Variable">sudo</text:span> in Linux when you need elevated privileges.</text:p>
      <text:p text:style-name="Text_20_body">The <text:span text:style-name="Variable">sudo</text:span> command temporarily grants elevated permissions to specific users. The name of this command comes from “super user do.” Users must be given access in a configuration file to use <text:span text:style-name="Variable">sudo</text:span>. This file is called the “sudoers file.” Although using <text:span text:style-name="Variable">sudo</text:span> is preferable to logging in as the root user, it's important to be aware that users with the elevated permissions to use <text:span text:style-name="Variable">sudo</text:span> might be more at risk in the event of an attack.</text:p>
      <text:p text:style-name="Text_20_body">You can compare this to a hotel with a master key. The master key can be used to access any room in the hotel. There are some workers at the hotel who need this key to perform their work. For example, to clean all the rooms, the janitor would scan their ID badge and then use this master key. However, if someone outside the hotel’s network gained access to the janitor’s ID badge and master key, they could access any room in the hotel. In this example, the janitor with the master key represents a user using <text:span text:style-name="Variable">sudo</text:span> for elevated privileges. Because of the dangers of <text:span text:style-name="Variable">sudo</text:span>, only users who really need to use it should have these permissions.</text:p>
      <text:p text:style-name="Text_20_body">Additionally, even if you need access to <text:span text:style-name="Variable">sudo</text:span>, you should be careful about using it with only the commands you need and nothing more. Running commands with <text:span text:style-name="Variable">sudo</text:span> allows users to bypass the typical security controls that are in place to prevent elevated access to an attacker.</text:p>
      <text:p text:style-name="Text_20_body"><text:span text:style-name="Strong_20_Emphasis">Note</text:span>: Be aware of <text:span text:style-name="Variable">sudo</text:span> if copying commands from an online source. It’s important you don’t use <text:span text:style-name="Variable">sudo</text:span> accidentally. </text:p>
      <text:h text:style-name="Heading_20_2" text:outline-level="2">Authentication and authorization with sudo</text:h>
      <text:p text:style-name="Text_20_body">You can use <text:span text:style-name="Variable">sudo</text:span> with many authentication and authorization management tasks. As a reminder, <text:span text:style-name="Strong_20_Emphasis">authentication</text:span> is the process of verifying who someone is, and <text:span text:style-name="Strong_20_Emphasis">authorization</text:span> is the concept of <text:soft-page-break/>granting access to specific resources in a system. Some of the key commands used for these tasks include the following:</text:p>
      <text:h text:style-name="Heading_20_3" text:outline-level="3"><text:span text:style-name="Strong_20_Emphasis">useradd</text:span></text:h>
      <text:p text:style-name="Text_20_body">The <text:span text:style-name="Variable">useradd</text:span> command adds a user to the system. To add a user with the username of <text:span text:style-name="Variable">fgarcia</text:span> with <text:span text:style-name="Variable">sudo</text:span>, enter <text:span text:style-name="Variable">sudo useradd fgarcia</text:span>. There are additional options you can use with <text:span text:style-name="Variable">useradd</text:span>:</text:p>
      <text:list text:style-name="L1">
        <text:list-item>
          <text:p text:style-name="P1"><text:span text:style-name="Variable">-g</text:span>: Sets the user’s default group, also called their primary group</text:p>
        </text:list-item>
        <text:list-item>
          <text:p text:style-name="P1"><text:span text:style-name="Variable">-G</text:span>: Adds the user to additional groups, also called supplemental or secondary groups</text:p>
        </text:list-item>
      </text:list>
      <text:p text:style-name="Text_20_body">To use the <text:span text:style-name="Variable">-g</text:span> option, the primary group must be specified after <text:span text:style-name="Variable">-g</text:span>. For example, entering <text:span text:style-name="Variable">sudo useradd -g security fgarcia</text:span> adds <text:span text:style-name="Variable">fgarcia</text:span> as a new user and assigns their primary group to be <text:span text:style-name="Variable">security</text:span>.</text:p>
      <text:p text:style-name="Text_20_body">To use the <text:span text:style-name="Variable">-G</text:span> option, the supplemental group must be passed into the command after <text:span text:style-name="Variable">-G</text:span>. You can add more than one supplemental group at a time with the <text:span text:style-name="Variable">-G</text:span> option. Entering <text:span text:style-name="Variable">sudo useradd -G finance,admin fgarcia</text:span> adds <text:span text:style-name="Variable">fgarcia</text:span> as a new user and adds them to the existing <text:span text:style-name="Variable">finance</text:span> and <text:span text:style-name="Variable">admin</text:span> groups.</text:p>
      <text:h text:style-name="Heading_20_3" text:outline-level="3"><text:span text:style-name="Strong_20_Emphasis">usermod</text:span></text:h>
      <text:p text:style-name="Text_20_body">The <text:span text:style-name="Variable">usermod</text:span> command modifies existing user accounts. The same <text:span text:style-name="Variable">-g</text:span> and <text:span text:style-name="Variable">-G</text:span> options from the <text:span text:style-name="Variable">useradd</text:span> command can be used with <text:span text:style-name="Variable">usermod</text:span> if a user already exists. </text:p>
      <text:p text:style-name="Text_20_body">To change the primary group of an existing user, you need the <text:span text:style-name="Variable">-g</text:span> option. For example, entering <text:span text:style-name="Variable">sudo usermod -g executive fgarcia</text:span> would change <text:span text:style-name="Variable">fgarcia</text:span>’s primary group to the <text:span text:style-name="Variable">executive</text:span> group.</text:p>
      <text:p text:style-name="Text_20_body">To add a supplemental group for an existing user, you need the <text:span text:style-name="Variable">-G</text:span> option. You also need a <text:span text:style-name="Variable">-a</text:span> option, which appends the user to an existing group and is only used with the <text:span text:style-name="Variable">-G</text:span> option. For example, entering <text:span text:style-name="Variable">sudo usermod -a -G marketing fgarcia</text:span> would add the existing <text:span text:style-name="Variable">fgarcia</text:span> user to the supplemental <text:span text:style-name="Variable">marketing</text:span> group.</text:p>
      <text:p text:style-name="Text_20_body"><text:span text:style-name="Strong_20_Emphasis">Note:</text:span> When changing the supplemental group of an existing user, if you don't include the <text:span text:style-name="Variable">-a</text:span> option, <text:span text:style-name="Variable">-G</text:span> will replace any existing supplemental groups with the groups specified after <text:span text:style-name="Variable">usermod</text:span>.  Using <text:span text:style-name="Variable">-a</text:span> with <text:span text:style-name="Variable">-G</text:span> ensures that the new groups are added but existing groups are not replaced.</text:p>
      <text:p text:style-name="Text_20_body">There are other options you can use with <text:span text:style-name="Variable">usermod</text:span> to specify how you want to modify the user, including:</text:p>
      <text:list text:style-name="L2">
        <text:list-item>
          <text:p text:style-name="P2"><text:span text:style-name="Variable">-d</text:span>: Changes the user’s home directory.</text:p>
        </text:list-item>
        <text:list-item>
          <text:p text:style-name="P2"><text:span text:style-name="Variable">-l</text:span>: Changes the user’s login name.</text:p>
        </text:list-item>
        <text:list-item>
          <text:p text:style-name="P2"><text:span text:style-name="Variable">-L</text:span>: Locks the account so the user can’t log in.</text:p>
        </text:list-item>
      </text:list>
      <text:p text:style-name="Text_20_body">The option always goes after the <text:span text:style-name="Variable">usermod</text:span> command. For example, to change <text:span text:style-name="Variable">fgarcia</text:span>’s home directory to <text:span text:style-name="Variable">/home/garcia_f</text:span>, enter <text:span text:style-name="Variable">sudo usermod -d /home/garcia_f fgarcia</text:span>. The option <text:span text:style-name="Variable">-d</text:span> directly follows the command <text:span text:style-name="Variable">usermod</text:span> before the other two needed arguments.</text:p>
      <text:h text:style-name="Heading_20_3" text:outline-level="3"><text:soft-page-break/><text:span text:style-name="Strong_20_Emphasis">userdel</text:span></text:h>
      <text:p text:style-name="Text_20_body">The <text:span text:style-name="Variable">userdel</text:span> command deletes a user from the system. For example, entering <text:span text:style-name="Variable">sudo userdel fgarcia</text:span> deletes <text:span text:style-name="Variable">fgarcia</text:span> as a user. Be careful before you delete a user using this command.</text:p>
      <text:p text:style-name="Text_20_body">The <text:span text:style-name="Variable">userdel</text:span> command doesn’t delete the files in the user’s home directory unless you use the <text:span text:style-name="Variable">-r</text:span> option. Entering <text:span text:style-name="Variable">sudo userdel -r fgarcia</text:span> would delete <text:span text:style-name="Variable">fgarcia</text:span> as a user and delete all files in their home directory. Before deleting any user files, you should ensure you have backups in case you need them later.</text:p>
      <text:p text:style-name="Text_20_body"><text:span text:style-name="Strong_20_Emphasis">Note</text:span>: Instead of deleting the user, you could consider deactivating their account with <text:span text:style-name="Variable">usermod -L</text:span>. This prevents the user from logging in while still giving you access to their account and associated permissions. For example, if a user left an organization, this option would allow you to identify which files they have ownership over, so you could move this ownership to other users.</text:p>
      <text:h text:style-name="Heading_20_3" text:outline-level="3"><text:span text:style-name="Strong_20_Emphasis">chown</text:span></text:h>
      <text:p text:style-name="Text_20_body">The <text:span text:style-name="Variable">chown</text:span> command changes ownership of a file or directory. You can use <text:span text:style-name="Variable">chown</text:span> to change user or group ownership. To change the user owner of the <text:span text:style-name="Variable">access.txt</text:span> file to <text:span text:style-name="Variable">fgarcia</text:span>, enter <text:span text:style-name="Variable">sudo chown fgarcia access.txt</text:span>. To change the group owner of <text:span text:style-name="Variable">access.txt</text:span> to <text:span text:style-name="Variable">security</text:span>, enter <text:span text:style-name="Variable">sudo chown :security access.txt</text:span>. You must enter a colon (<text:span text:style-name="Variable">:</text:span>) before <text:span text:style-name="Variable">security</text:span> to designate it as a group name.</text:p>
      <text:p text:style-name="Text_20_body">Similar to <text:span text:style-name="Variable">useradd</text:span>, <text:span text:style-name="Variable">usermod</text:span>, and <text:span text:style-name="Variable">userdel</text:span>, there are additional options that can be used with <text:span text:style-name="Variable">chown</text:span>. </text:p>
      <text:h text:style-name="Heading_20_2" text:outline-level="2">Key takeaways</text:h>
      <text:p text:style-name="Text_20_body">Authentication is the process of a user verifying their identity, and authorization is the process of determining what they have access to. You can use the <text:span text:style-name="Variable">sudo</text:span> command to temporarily run commands with elevated privileges to complete authentication and authorization management tasks. Specifically, <text:span text:style-name="Variable">useradd</text:span>, <text:span text:style-name="Variable">userdel,</text:span> <text:span text:style-name="Variable">usermod</text:span>, and <text:span text:style-name="Variable">chown</text:span> can be used to manage users and file ownership</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3:17:24.247000000</meta:creation-date>
    <meta:generator>LibreOffice/7.4.1.2$Windows_X86_64 LibreOffice_project/3c58a8f3a960df8bc8fd77b461821e42c061c5f0</meta:generator>
    <dc:date>2023-09-27T13:27:55.603000000</dc:date>
    <meta:editing-duration>PT10M31S</meta:editing-duration>
    <meta:editing-cycles>1</meta:editing-cycles>
    <meta:document-statistic meta:table-count="0" meta:image-count="0" meta:object-count="0" meta:page-count="3" meta:paragraph-count="35" meta:word-count="1175" meta:character-count="6917" meta:non-whitespace-character-count="5777"/>
  </office:meta>
</office:document-meta>
</file>